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'Liberation Sans', Roboto, No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43%" fo:orphans="2" fo:widows="2"/>
      <style:text-properties fo:color="#2d2d2d" style:font-name="Helvetica Neue" fo:font-size="10.5pt" fo:letter-spacing="normal" fo:font-weight="normal"/>
    </style:style>
    <style:style style:name="P2" style:family="paragraph" style:parent-style-name="Text_20_body">
      <style:paragraph-properties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line-height="143%" fo:orphans="2" fo:widows="2"/>
      <style:text-properties fo:font-variant="normal" fo:text-transform="none" fo:color="#2d2d2d" style:font-name="Helvetica Neue" fo:font-size="10.5pt" fo:letter-spacing="normal" fo:font-style="normal" fo:font-weight="bold"/>
    </style:style>
    <style:style style:name="P4" style:family="paragraph" style:parent-style-name="Text_20_body">
      <style:paragraph-properties fo:margin-top="0in" fo:margin-bottom="0in" loext:contextual-spacing="false"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5" style:family="paragraph" style:parent-style-name="Text_20_body">
      <style:paragraph-properties fo:margin-top="0in" fo:margin-bottom="0in" loext:contextual-spacing="false" fo:line-height="138%" fo:orphans="2" fo:widows="2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38%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8" style:family="paragraph" style:parent-style-name="Heading_20_3">
      <style:text-properties fo:font-variant="normal" fo:text-transform="none" fo:color="#000000" style:font-name="Helvetica Neue" fo:font-size="17.25pt" fo:letter-spacing="normal" fo:font-style="normal" fo:font-weight="bold"/>
    </style:style>
    <style:style style:name="P9" style:family="paragraph" style:parent-style-name="Text_20_body" style:list-style-name="L1">
      <style:paragraph-properties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10" style:family="paragraph" style:parent-style-name="Text_20_body" style:list-style-name="L2">
      <style:paragraph-properties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11" style:family="paragraph" style:parent-style-name="Text_20_body" style:list-style-name="L3">
      <style:paragraph-properties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13" style:family="paragraph" style:parent-style-name="Text_20_body" style:list-style-name="L5">
      <style:paragraph-properties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14" style:family="paragraph" style:parent-style-name="Text_20_body" style:list-style-name="L6">
      <style:paragraph-properties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P16" style:family="paragraph" style:parent-style-name="Text_20_body" style:list-style-name="L2">
      <style:paragraph-properties fo:margin-top="0in" fo:margin-bottom="0in" loext:contextual-spacing="false" fo:line-height="143%" fo:orphans="2" fo:widows="2"/>
      <style:text-properties fo:font-variant="normal" fo:text-transform="none" fo:color="#2d2d2d" style:font-name="Helvetica Neue" fo:font-size="10.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Dataset - Machine Learning, Internship in Mumbai at Drishti Works</text:h>
      <text:p text:style-name="P4">Drishti Works</text:p>
      <text:section text:style-name="Sect1" text:name="js-match-insights-provider">
        <text:p text:style-name="P6"/>
      </text:section>
      <text:p text:style-name="P7"><draw:frame draw:style-name="fr1" draw:name="Frame1" text:anchor-type="char" svg:width="0.0161in" draw:z-index="0"><draw:text-box fo:min-height="0.0161in"><text:p text:style-name="Text_20_body"/></draw:text-box></draw:frame>Mumbai, Maharashtra</text:p>
      <text:p text:style-name="P5"><draw:frame draw:style-name="fr1" draw:name="Frame2" text:anchor-type="char" svg:width="0.0161in" draw:z-index="1"><draw:text-box fo:min-height="0.0161in"><text:p text:style-name="Text_20_body"/></draw:text-box></draw:frame>Internship</text:p>
      <text:section text:style-name="Sect1" text:name="jobDescriptionText">
        <text:p text:style-name="P1"><text:span text:style-name="T1">Company -</text:span>Drishti Works</text:p>
        <text:p text:style-name="P2"><text:span text:style-name="T1">Website link -</text:span>http://www.drishti.works/</text:p>
        <text:p text:style-name="P3">Responsibilities and Duties</text:p>
        <text:list xml:id="list336760214" text:style-name="L1">
          <text:list-item>
            <text:p text:style-name="P15">Work on image processing algorithm implementation required for Machine Learning &amp; Computer Vision</text:p>
          </text:list-item>
          <text:list-item>
            <text:p text:style-name="P9">Work on image classification, segmentation, and feature extraction (<text:span text:style-name="T2">SIFT</text:span>, <text:span text:style-name="T2">SURF</text:span>)</text:p>
          </text:list-item>
        </text:list>
        <text:p text:style-name="P3">Required Experience</text:p>
        <text:list xml:id="list1844454525" text:style-name="L2">
          <text:list-item>
            <text:p text:style-name="P16">Looking for freshers</text:p>
          </text:list-item>
          <text:list-item>
            <text:p text:style-name="P16">on-going college students can also apply</text:p>
          </text:list-item>
          <text:list-item>
            <text:p text:style-name="P10">Should be available for at least a minimum of 2 months</text:p>
          </text:list-item>
        </text:list>
        <text:p text:style-name="P3">Skills and Qualifications</text:p>
        <text:list xml:id="list1303221217" text:style-name="L3">
          <text:list-item>
            <text:p text:style-name="P11">Should be eager to learn</text:p>
          </text:list-item>
        </text:list>
        <text:list xml:id="list1786006770" text:style-name="L4">
          <text:list-item>
            <text:p text:style-name="P12">Required educational experience of 12th pass</text:p>
          </text:list-item>
        </text:list>
        <text:p text:style-name="P2">Job Type: Internship</text:p>
        <text:p text:style-name="P2">Education:</text:p>
        <text:list xml:id="list1227289739" text:style-name="L5">
          <text:list-item>
            <text:p text:style-name="P13">Higher Secondary(12th Pass) (Required)</text:p>
          </text:list-item>
        </text:list>
        <text:p text:style-name="P2">Industry:</text:p>
        <text:list xml:id="list1007123729" text:style-name="L6">
          <text:list-item>
            <text:p text:style-name="P14">Software Development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'Liberation Sans', Roboto, No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9-08T16:52:53.384000000</dc:date>
    <meta:editing-duration>PT4H4S</meta:editing-duration>
    <meta:editing-cycles>3</meta:editing-cycles>
    <meta:document-statistic meta:table-count="0" meta:image-count="0" meta:object-count="0" meta:page-count="1" meta:paragraph-count="21" meta:word-count="103" meta:character-count="703" meta:non-whitespace-character-count="630"/>
  </office:meta>
</office:document-meta>
</file>